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styles.xml" manifest:media-type="text/xml"/>
  <manifest:file-entry manifest:full-path="Pictures/100002010000039200000447E3FFD0FDEE1644FC.png" manifest:media-type="image/png"/>
  <manifest:file-entry manifest:full-path="Pictures/10000201000007A100000563D52C852A5C902AE3.png" manifest:media-type="image/png"/>
  <manifest:file-entry manifest:full-path="Pictures/100002010000034B00000131DBF263964EAFA965.png" manifest:media-type="image/png"/>
  <manifest:file-entry manifest:full-path="Pictures/100002010000034B000001311DFD277D0E42B533.png" manifest:media-type="image/png"/>
  <manifest:file-entry manifest:full-path="Pictures/100000000000008B000001A078919B0231733B30.jpg" manifest:media-type="image/jpeg"/>
  <manifest:file-entry manifest:full-path="Pictures/100002010000081F000004CA782A6C133195BD2E.png" manifest:media-type="image/png"/>
  <manifest:file-entry manifest:full-path="Pictures/1000020100000171000004439DC581615CC1C70F.png" manifest:media-type="image/png"/>
  <manifest:file-entry manifest:full-path="Pictures/1000020100000467000003BC3556C1B584F2B705.png" manifest:media-type="image/png"/>
  <manifest:file-entry manifest:full-path="Pictures/1000020100000467000003BCFA4993B805AD26CC.png" manifest:media-type="image/png"/>
  <manifest:file-entry manifest:full-path="Pictures/100002010000081F000004294E3C61F432395769.png" manifest:media-type="image/png"/>
  <manifest:file-entry manifest:full-path="Pictures/100002010000039200000447602DAFD387CB616B.png" manifest:media-type="image/png"/>
  <manifest:file-entry manifest:full-path="Pictures/100002010000039200000447A412BE5D8CD9B4F2.png" manifest:media-type="image/png"/>
  <manifest:file-entry manifest:full-path="Pictures/100002010000081F0000053D76ABD4051F03A117.png" manifest:media-type="image/png"/>
  <manifest:file-entry manifest:full-path="Pictures/10000201000007A1000005639636F0B0668C03AF.png" manifest:media-type="image/png"/>
  <manifest:file-entry manifest:full-path="Pictures/10000201000007A1000005633FF2F0462C4B1976.png" manifest:media-type="image/png"/>
  <manifest:file-entry manifest:full-path="Pictures/10000201000007A1000005630617C22ADE010805.png" manifest:media-type="image/png"/>
  <manifest:file-entry manifest:full-path="Pictures/1000020100000132000005BCE908A6D46B2B8EB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121cm" fo:min-width="7.684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13" style:family="graphic" style:parent-style-name="Object_20_with_20_no_20_fill_20_and_20_no_20_line">
      <style:graphic-properties draw:textarea-vertical-align="middle" draw:ole-draw-aspect="1" style:protect="size"/>
    </style:style>
    <style:style style:name="gr14" style:family="graphic" style:parent-style-name="standard">
      <style:graphic-properties svg:stroke-width="0.053cm" svg:stroke-color="#ef413d" draw:marker-start-width="0.279cm" draw:marker-end-width="0.279cm" draw:fill="none" draw:fill-color="#ed1c24" draw:textarea-horizontal-align="justify" draw:textarea-vertical-align="middle" draw:auto-grow-height="false" fo:min-height="1.024cm" fo:min-width="0.774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ef413d" draw:marker-start-width="0.279cm" draw:marker-end-width="0.279cm" draw:fill="none" draw:fill-color="#ed1c24" draw:textarea-horizontal-align="justify" draw:textarea-vertical-align="middle" draw:auto-grow-height="false" fo:min-height="0.972cm" fo:min-width="0.722cm" fo:padding-top="0.151cm" fo:padding-bottom="0.151cm" fo:padding-left="0.276cm" fo:padding-right="0.276cm"/>
    </style:style>
    <style:style style:name="gr16" style:family="graphic" style:parent-style-name="standard">
      <style:graphic-properties draw:textarea-horizontal-align="justify" draw:textarea-vertical-align="middle" draw:auto-grow-height="false" fo:min-height="0.65cm" fo:min-width="1.42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83cm" fo:min-width="0cm"/>
    </style:style>
    <style:style style:name="gr18" style:family="graphic" style:parent-style-name="standard">
      <style:graphic-properties draw:stroke="none" svg:stroke-color="#000000" draw:fill="solid" draw:fill-color="#b2b2b2" draw:textarea-horizontal-align="left" draw:auto-grow-height="true" draw:auto-grow-width="false" fo:min-height="3.811cm" fo:min-width="0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37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44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7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5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083cm"/>
    </style:style>
    <style:style style:name="gr25" style:family="graphic" style:parent-style-name="standard">
      <style:graphic-properties draw:stroke="none" svg:stroke-color="#000000" draw:fill="solid" draw:fill-color="#b2b2b2" draw:textarea-horizontal-align="left" draw:auto-grow-height="true" draw:auto-grow-width="false" fo:min-height="3.049cm" fo:min-width="0cm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28" style:family="graphic" style:parent-style-name="standard">
      <style:graphic-properties draw:stroke="none" svg:stroke-color="#000000" draw:fill="solid" draw:fill-color="#b2b2b2" draw:textarea-horizontal-align="left" draw:auto-grow-height="true" draw:auto-grow-width="false" fo:min-height="4.573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367cm"/>
    </style:style>
    <style:style style:name="gr30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4.95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7.525cm"/>
    </style:style>
    <style:style style:name="gr32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5.335cm" fo:min-width="0cm"/>
    </style:style>
    <style:style style:name="gr3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false" draw:auto-grow-width="false" fo:min-height="7.004cm" fo:min-width="0cm" fo:padding-top="0cm" fo:padding-bottom="0cm" fo:padding-left="0cm" fo:padding-right="0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4.001cm" fo:min-width="0cm" fo:padding-top="0cm" fo:padding-bottom="0cm" fo:padding-left="0cm" fo:padding-right="0cm" fo:wrap-option="wrap" draw:shadow-color="#808080"/>
    </style:style>
    <style:style style:name="pr3" style:family="presentation" style:parent-style-name="Title1-notes">
      <style:graphic-properties draw:fill-color="#ffffff" fo:min-height="12.409cm"/>
    </style:style>
    <style:style style:name="pr4" style:family="presentation" style:parent-style-name="Title2-title">
      <style:graphic-properties draw:stroke="none" draw:fill="none" draw:fill-color="#ffffff" draw:textarea-horizontal-align="justify" draw:textarea-vertical-align="top" draw:auto-grow-height="false" draw:auto-grow-width="false" fo:min-height="2.003cm" fo:min-width="0cm" fo:padding-top="0cm" fo:padding-bottom="0cm" fo:padding-left="0cm" fo:padding-right="0cm" fo:wrap-option="wrap" draw:shadow-color="#808080"/>
    </style:style>
    <style:style style:name="pr5" style:family="presentation" style:parent-style-name="Title2-outline1">
      <style:graphic-properties draw:stroke="none" draw:fill="none" draw:fill-color="#cccccc" draw:textarea-horizontal-align="justify" draw:textarea-vertical-align="top" draw:auto-grow-height="false" draw:auto-grow-width="false" draw:fit-to-size="shrink-to-fit" style:shrink-to-fit="true" fo:min-height="13.397cm" fo:min-width="0cm" fo:padding-top="0cm" fo:padding-bottom="0cm" fo:padding-left="0cm" fo:padding-right="0cm" fo:wrap-option="wrap" draw:shadow-color="#808080"/>
    </style:style>
    <style:style style:name="pr6" style:family="presentation" style:parent-style-name="Title2-notes">
      <style:graphic-properties draw:stroke="none" draw:fill="none" draw:fill-color="#ffffff" draw:textarea-horizontal-align="justify" draw:textarea-vertical-align="top" draw:auto-grow-height="true" fo:min-height="12.409cm" draw:shadow-color="#808080"/>
    </style:style>
    <style:style style:name="pr7" style:family="presentation" style:parent-style-name="Title2-title">
      <style:graphic-properties fo:min-height="2.709cm"/>
    </style:style>
    <style:style style:name="pr8" style:family="presentation" style:parent-style-name="Title2-outline1">
      <style:graphic-properties fo:min-height="13.142cm"/>
    </style:style>
    <style:style style:name="pr9" style:family="presentation" style:parent-style-name="Title2-notes">
      <style:graphic-properties draw:fill-color="#ffffff" fo:min-height="12.409cm"/>
    </style:style>
    <style:style style:name="pr10" style:family="presentation" style:parent-style-name="Title2-title">
      <style:graphic-properties draw:auto-grow-height="true" fo:min-height="1.4cm"/>
    </style:style>
    <style:style style:name="pr11" style:family="presentation" style:parent-style-name="Title2-outline1">
      <style:graphic-properties fo:min-height="6.137cm"/>
    </style:style>
    <style:style style:name="pr12" style:family="presentation" style:parent-style-name="Title2-title">
      <style:graphic-properties draw:auto-grow-height="true" fo:min-height="2.709cm"/>
    </style:style>
    <style:style style:name="pr13" style:family="presentation" style:parent-style-name="Title2-title">
      <style:graphic-properties fo:min-height="1.4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00%" fo:text-align="end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line-height="100%" fo:text-indent="0cm" style:punctuation-wrap="hanging" style:line-break="strict"/>
    </style:style>
    <style:style style:name="P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cccccc"/>
      <style:paragraph-properties style:writing-mode="lr-tb" style:font-independent-line-spacing="true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text-align="end" fo:text-indent="0cm" style:punctuation-wrap="hanging" style:line-break="strict"/>
    </style:style>
    <style:style style:name="P11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2" style:family="paragraph">
      <loext:graphic-properties draw:fill="none"/>
    </style:style>
    <style:style style:name="P13" style:family="paragraph">
      <style:paragraph-properties fo:margin-top="0.8cm" fo:margin-bottom="0cm"/>
    </style:style>
    <style:style style:name="P14" style:family="paragraph">
      <style:paragraph-properties fo:margin-top="0.3cm" fo:margin-bottom="0cm"/>
    </style:style>
    <style:style style:name="P15" style:family="paragraph">
      <loext:graphic-properties draw:fill="none" draw:fill-color="#ed1c24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text-properties fo:font-size="16pt" style:font-size-asian="16pt" style:font-size-complex="16pt"/>
    </style:style>
    <style:style style:name="P18" style:family="paragraph">
      <loext:graphic-properties draw:fill="solid" draw:fill-color="#b2b2b2"/>
    </style:style>
    <style:style style:name="P19" style:family="paragraph">
      <loext:graphic-properties draw:fill="none" draw:fill-color="#ffffff"/>
      <style:text-properties fo:font-weight="bold" style:font-weight-asian="bold" style:font-weight-complex="bold"/>
    </style:style>
    <style:style style:name="P20" style:family="paragraph">
      <loext:graphic-properties draw:fill="none" draw:fill-color="#ffffff"/>
      <style:text-properties fo:font-size="24pt" style:font-size-asian="24pt" style:font-size-complex="24pt"/>
    </style:style>
    <style:style style:name="P21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22" style:family="paragraph">
      <loext:graphic-properties draw:fill="solid" draw:fill-color="#cccccc"/>
    </style:style>
    <style:style style:name="T1" style:family="text">
      <style:text-properties fo:color="#00b1ac" fo:font-size="48pt" fo:language="de" fo:country="DE" style:font-size-asian="48pt" style:language-asian="de" style:country-asian="DE" style:font-size-complex="48pt" style:language-complex="de" style:country-complex="DE"/>
    </style:style>
    <style:style style:name="T2" style:family="text">
      <style:text-properties style:font-name="Verdana" fo:font-size="8pt" fo:language="de" fo:country="DE" style:font-size-asian="8pt" style:language-asian="de" style:country-asian="DE" style:font-size-complex="8pt" style:language-complex="de" style:country-complex="DE"/>
    </style:style>
    <style:style style:name="T3" style:family="text">
      <style:text-properties style:font-name="Verdana" fo:font-size="8pt" fo:language="de" fo:country="DE" fo:font-weight="bold" style:font-size-asian="8pt" style:language-asian="de" style:country-asian="DE" style:font-weight-asian="bold" style:font-size-complex="8pt" style:language-complex="de" style:country-complex="DE" style:font-weight-complex="bold"/>
    </style:style>
    <style:style style:name="T4" style:family="text">
      <style:text-properties fo:language="de" fo:country="DE" style:language-asian="de" style:country-asian="DE" style:language-complex="de" style:country-complex="DE"/>
    </style:style>
    <style:style style:name="T5" style:family="text">
      <style:text-properties fo:color="#000000"/>
    </style:style>
    <style:style style:name="T6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style:style style:name="T7" style:family="text">
      <style:text-properties fo:color="#ddddd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number text:level="1" style:num-format="">
        <style:list-level-properties/>
        <style:text-properties fo:color="#00b1a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Verdana" fo:color="#000000" fo:font-size="100%"/>
      </text:list-level-style-bullet>
      <text:list-level-style-bullet text:level="3" text:bullet-char="&gt;">
        <style:list-level-properties text:space-before="0.74cm" text:min-label-width="0.988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cm" text:min-label-width="0.793cm"/>
        <style:text-properties style:font-name="Verdana" fo:color="#000000" fo:font-size="100%"/>
      </text:list-level-style-bullet>
      <text:list-level-style-bullet text:level="3" text:bullet-char="―">
        <style:list-level-properties text:space-before="1cm" text:min-label-width="0.8cm"/>
        <style:text-properties fo:font-family="Verdana" style:font-style-name="Regular" fo:color="#000000" fo:font-size="45%"/>
      </text:list-level-style-bullet>
      <text:list-level-style-bullet text:level="4" text:bullet-char="–">
        <style:list-level-properties text:space-before="1cm" text:min-label-width="0.64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31.05.2019</presentation:date-time-decl>
      <presentation:date-time-decl presentation:name="dtd2" presentation:source="current-date" style:data-style-name="D1"/>
      <draw:page draw:name="Titel Zeile 1 Zeile 2 Zeile 3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2.402cm" svg:height="7.003cm" svg:x="0.798cm" svg:y="5.123cm" presentation:class="title" presentation:user-transformed="true">
          <draw:text-box>
            <text:list text:style-name="L1">
              <text:list-header>
                <text:p text:style-name="P1"><text:span text:style-name="T1">Rekurrente Neuronale Netze</text:span></text:p>
              </text:list-header>
            </text:list>
          </draw:text-box>
        </draw:frame>
        <draw:frame presentation:style-name="pr2" draw:text-style-name="P2" draw:layer="layout" svg:width="22.402cm" svg:height="4cm" svg:x="0.798cm" svg:y="12.801cm" presentation:class="subtitle" presentation:placeholder="true" presentation:user-transformed="true">
          <draw:text-box/>
        </draw:frame>
        <draw:custom-shape draw:name="Foliennummernplatzhalter 5" draw:style-name="gr1" draw:text-style-name="P4" draw:layer="layout" svg:width="0.83cm" svg:height="0.339cm" svg:x="22.348cm" svg:y="18.199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3" draw:style-name="gr2" draw:text-style-name="P6" draw:layer="layout" svg:width="15.928cm" svg:height="0.339cm" svg:x="0.798cm" svg:y="18.199cm">
          <text:list text:style-name="L2">
            <text:list-header>
              <text:p text:style-name="P5"><text:span text:style-name="T3">© FH AACHE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794cm" svg:height="10.341cm" svg:x="2.544cm" svg:y="2.067cm" draw:page-number="1" presentation:class="page"/>
          <draw:frame presentation:style-name="pr3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" draw:style-name="dp3" draw:master-page-name="Title2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02cm" svg:height="1.4cm" svg:x="0.798cm" svg:y="2.6cm" presentation:class="title" presentation:user-transformed="true">
          <draw:text-box>
            <text:list text:style-name="L3">
              <text:list-header>
                <text:p text:style-name="P1"><text:span text:style-name="T4">Übersicht</text:span></text:p>
              </text:list-header>
            </text:list>
          </draw:text-box>
        </draw:frame>
        <draw:frame presentation:style-name="pr5" draw:text-style-name="P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Grundlagen</text:p>
              </text:list-item>
              <text:list-item>
                <text:p>- <text:span text:style-name="T5">Rekurrente Neuronen</text:span></text:p>
              </text:list-item>
              <text:list-item>
                <text:p><text:span text:style-name="T5">- Strukturen von RNNs</text:span></text:p>
              </text:list-item>
              <text:list-item>
                <text:p><text:span text:style-name="T5">- Trainieren von RNNs</text:span></text:p>
              </text:list-item>
              <text:list-item>
                <text:p><text:span text:style-name="T5">- LSTMs / GRUs</text:span></text:p>
              </text:list-item>
              <text:list-item>
                <text:p><text:span text:style-name="T5">- Beispiele für die Verwendung von RNNs</text:span></text:p>
              </text:list-item>
            </text:list>
          </draw:text-box>
        </draw:frame>
        <draw:custom-shape draw:name="Foliennummernplatzhalter 8" draw:style-name="gr4" draw:text-style-name="P4" draw:layer="layout" svg:width="0.83cm" svg:height="0.339cm" svg:x="22.348cm" svg:y="18.199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5" draw:text-style-name="P6" draw:layer="layout" svg:width="15.928cm" svg:height="0.339cm" svg:x="0.798cm" svg:y="18.199cm">
          <text:list text:style-name="L2">
            <text:list-header>
              <text:p text:style-name="P5"><text:span text:style-name="T3">© FH AACHEN</text:span><text:span text:style-name="T2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2" presentation:class="page"/>
          <draw:frame presentation:style-name="pr6" draw:text-style-name="P9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1" draw:layer="layout" svg:width="8.184cm" svg:height="1.381cm" svg:x="10.694cm" svg:y="26.189cm">
            <text:list text:style-name="L2">
              <text:list-header>
                <text:p text:style-name="P10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Überschrift Zeile 1 Zeile 2" draw:style-name="dp3" draw:master-page-name="Title2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02cm" svg:height="1.4cm" svg:x="0.798cm" svg:y="2.6cm" presentation:class="title" presentation:user-transformed="true">
          <draw:text-box>
            <text:list text:style-name="L3">
              <text:list-header>
                <text:p text:style-name="P1"><text:span text:style-name="T4">Übersicht</text:span></text:p>
              </text:list-header>
            </text:list>
          </draw:text-box>
        </draw:frame>
        <draw:frame presentation:style-name="pr5" draw:text-style-name="P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Grundlagen</text:p>
              </text:list-item>
              <text:list-item>
                <text:p>- <text:span text:style-name="T7">Rekurrente Neuronen</text:span></text:p>
              </text:list-item>
              <text:list-item>
                <text:p><text:span text:style-name="T5">-</text:span><text:span text:style-name="T7"> Strukturen von RNNs</text:span></text:p>
              </text:list-item>
              <text:list-item>
                <text:p><text:span text:style-name="T5">-</text:span><text:span text:style-name="T7"> Trainieren von RNNs</text:span></text:p>
              </text:list-item>
              <text:list-item>
                <text:p><text:span text:style-name="T5">-</text:span><text:span text:style-name="T7"> LSTMs / GRUs</text:span></text:p>
              </text:list-item>
              <text:list-item>
                <text:p><text:span text:style-name="T5">-</text:span><text:span text:style-name="T7"> Beispiele für die Verwendung von RNNs</text:span></text:p>
              </text:list-item>
            </text:list>
          </draw:text-box>
        </draw:frame>
        <draw:custom-shape draw:name="Foliennummernplatzhalter 8" draw:style-name="gr7" draw:text-style-name="P4" draw:layer="layout" svg:width="0.83cm" svg:height="0.339cm" svg:x="22.348cm" svg:y="18.199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8" draw:text-style-name="P6" draw:layer="layout" svg:width="15.928cm" svg:height="0.339cm" svg:x="0.798cm" svg:y="18.199cm">
          <text:list text:style-name="L2">
            <text:list-header>
              <text:p text:style-name="P5"><text:span text:style-name="T3">© FH AACHEN</text:span><text:span text:style-name="T2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3" presentation:class="page"/>
          <draw:frame presentation:style-name="pr6" draw:text-style-name="P9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1" draw:layer="layout" svg:width="8.184cm" svg:height="1.381cm" svg:x="10.694cm" svg:y="26.189cm">
            <text:list text:style-name="L2">
              <text:list-header>
                <text:p text:style-name="P10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Abgrenzung von Feedforward-Netzen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Feedforward-Netze:</text:p>
                <text:list>
                  <text:list-item>
                    <text:p>Verschiedene Möglichkeiten Neuronen zu verbinden</text:p>
                    <text:list>
                      <text:list-item>
                        <text:p>Vollvermaschte Netze</text:p>
                      </text:list-item>
                      <text:list-item>
                        <text:p>Convolutional Neuronal Networks</text:p>
                      </text:list-item>
                    </text:list>
                  </text:list-item>
                  <text:list-item>
                    <text:p>Gemeinsamkeit: Alle vorwärts gerichtet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Abgrenzung von Feedforward-Netzen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Feedforward-Netze:</text:p>
                <text:list>
                  <text:list-item>
                    <text:p>Verschiedene Möglichkeiten Neuronen zu verbinden</text:p>
                    <text:list>
                      <text:list-item>
                        <text:p>Vollvermaschte Netze</text:p>
                      </text:list-item>
                      <text:list-item>
                        <text:p>Convolutional Neuronal Networks</text:p>
                      </text:list-item>
                    </text:list>
                  </text:list-item>
                  <text:list-item>
                    <text:p>Gemeinsamkeit: Alle vorwärts gerichtet</text:p>
                  </text:list-item>
                </text:list>
              </text:list-item>
            </text:list>
          </draw:text-box>
        </draw:frame>
        <draw:frame draw:style-name="gr9" draw:text-style-name="P12" draw:layer="layout" svg:width="9.54cm" svg:height="8.093cm" svg:x="7.66cm" svg:y="9.6cm">
          <draw:image xlink:href="Pictures/1000020100000467000003BC3556C1B584F2B705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5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Abgrenzung von Feedforward-Netz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Rekurrent Neuronal Networks:</text:p>
                <text:list>
                  <text:list-item>
                    <text:p>Enthalten rückwärts gerichtete Verbindungen</text:p>
                  </text:list-item>
                  <text:list-item>
                    <text:p>Ausgaben der Neuronen werden wieder als Eingaben (meist für die selben Neuronen) verwendet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6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7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Abgrenzung von Feedforward-Netz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Rekurrent Neuronal Networks:</text:p>
                <text:list>
                  <text:list-item>
                    <text:p>Enthallten rückwärtsgerichtete Verbindungen</text:p>
                  </text:list-item>
                  <text:list-item>
                    <text:p>Ausgaben der Neuronen werden wieder als Eingaben (meist für die selben Neuronen) verwendet</text:p>
                  </text:list-item>
                </text:list>
              </text:list-item>
            </text:list>
          </draw:text-box>
        </draw:frame>
        <draw:frame draw:style-name="gr9" draw:text-style-name="P12" draw:layer="layout" svg:width="9.54cm" svg:height="8.093cm" svg:x="7.7cm" svg:y="9.6cm">
          <draw:image xlink:href="Pictures/1000020100000467000003BCFA4993B805AD26CC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7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8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Wiso rückwärtsgerichtete Verbindungen?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Bevorzugte Verschaltungsweise neuronaler Netze in Gehirnen (von Menschen und Tieren)</text:p>
              </text:list-item>
              <text:list-item>
                <text:p>- Erzeugen die Möglichkeit von Gedächnisswerten</text:p>
                <text:list>
                  <text:list-item>
                    <text:p>Verarbeiten von Informationen durch verwenden vorher bekannter Informationen</text:p>
                  </text:list-item>
                  <text:list-item>
                    <text:p>Neue Informationen werden nicht von Grund auf neu interpretiert</text:p>
                  </text:list-item>
                  <text:list-item>
                    <text:p>Ermöglichen Verarbeitung von Zeitreihen, ...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8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9" draw:style-name="dp3" draw:master-page-name="Title2" presentation:presentation-page-layout-name="AL3T3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Was können RNNs?</text:p>
          </draw:text-box>
        </draw:frame>
        <draw:frame presentation:style-name="pr8" draw:layer="layout" svg:width="10.932cm" svg:height="13.874cm" svg:x="0.798cm" svg:y="4.326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/>
              </text:list-item>
              <text:list-item>
                <text:p>Feedforward Netze:</text:p>
              </text:list-item>
              <text:list-item>
                <text:p><text:span text:style-name="T8"/></text:p>
              </text:list-item>
              <text:list-item>
                <text:p><text:span text:style-name="T9">- Wiedererkennen von bekannten Strukturen (z.B. in Bildern)</text:span></text:p>
              </text:list-item>
              <text:list-item>
                <text:p><text:span text:style-name="T9">- Verarbeiten Eingaben vorgegebener Länge (z.B. MNIST: 28x28 Pixel)</text:span></text:p>
              </text:list-item>
              <text:list-item>
                <text:p><text:span text:style-name="T9"/></text:p>
              </text:list-item>
              <text:list-item>
                <text:p><text:span text:style-name="T9">- Bewerten und Interpretieren gegebene Informationen</text:span></text:p>
              </text:list-item>
            </text:list>
          </draw:text-box>
        </draw:frame>
        <draw:frame presentation:style-name="pr8" draw:layer="layout" svg:width="10.932cm" svg:height="13.874cm" svg:x="12.278cm" svg:y="4.326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/>
              </text:list-item>
              <text:list-item>
                <text:p>Rückgekoppelte Netze:</text:p>
              </text:list-item>
              <text:list-item>
                <text:p><text:span text:style-name="T8"/></text:p>
              </text:list-item>
              <text:list-item>
                <text:p>- <text:span text:style-name="T9">Analyse und Vorhersage von Zeitreihen (z.B. in Aktienkursen)</text:span></text:p>
              </text:list-item>
              <text:list-item>
                <text:p><text:span text:style-name="T9">- Verarbeiten Eingaben Variabler Länge (nützlich z.B. in Sprachverarbeitung, automatische Übersetzung)</text:span></text:p>
              </text:list-item>
              <text:list-item>
                <text:p><text:span text:style-name="T9">- Sagen eine wahrscheinliche Zukunft vorher</text:span></text:p>
              </text:list-item>
            </text:list>
          </draw:text-box>
        </draw:frame>
        <draw:frame draw:style-name="gr9" draw:text-style-name="P12" draw:layer="layout" svg:width="7.136cm" svg:height="2.581cm" svg:x="1.664cm" svg:y="4.019cm">
          <draw:image xlink:href="Pictures/100002010000034B000001311DFD277D0E42B533.png" xlink:type="simple" xlink:show="embed" xlink:actuate="onLoad">
            <text:p/>
          </draw:image>
        </draw:frame>
        <draw:frame draw:style-name="gr9" draw:text-style-name="P12" draw:layer="layout" svg:width="7.136cm" svg:height="2.581cm" svg:x="13.8cm" svg:y="4.2cm">
          <draw:image xlink:href="Pictures/100002010000034B00000131DBF263964EAFA965.png" xlink:type="simple" xlink:show="embed" xlink:actuate="onLoad">
            <text:p/>
          </draw:image>
        </draw:frame>
        <draw:line draw:style-name="gr10" draw:text-style-name="P12" draw:layer="layout" svg:x1="11.83cm" svg:y1="4.6cm" svg:x2="11.83cm" svg:y2="17.4cm">
          <text:p/>
        </draw:line>
        <presentation:notes draw:style-name="dp4" presentation:use-date-time-name="dtd2">
          <draw:page-thumbnail draw:style-name="gr3" draw:layer="layout" svg:width="13.794cm" svg:height="10.341cm" svg:x="2.544cm" svg:y="2.067cm" draw:page-number="9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0" draw:style-name="dp3" draw:master-page-name="Title2" presentation:presentation-page-layout-name="AL2T1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Verwendungszwecke von RNNs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Verarbeitung von Zeitreihen</text:p>
                <text:list>
                  <text:list-item>
                    <text:p>Bewerten von Aktienkursen</text:p>
                  </text:list-item>
                  <text:list-item>
                    <text:p>Analyse von Audiodateien</text:p>
                    <text:p/>
                  </text:list-item>
                </text:list>
              </text:list-item>
              <text:list-item>
                <text:p>- Sprachverarbeitung</text:p>
                <text:list>
                  <text:list-item>
                    <text:p>Verarbeiten von Sprache (z.B. Google Assistant, Alexa, Siri, ...)</text:p>
                  </text:list-item>
                  <text:list-item>
                    <text:p>Automatische Übersetzung (z.B. Google Übersetzer)</text:p>
                  </text:list-item>
                  <text:list-item>
                    <text:p>Meinungsanalysen (z.B. Interpretieren von Filmbewertungen o.ä.)</text:p>
                  </text:list-item>
                </text:list>
              </text:list-item>
              <text:list-item>
                <text:p/>
              </text:list-item>
              <text:list-item>
                <text:p>- „Kreative“ Künstliche Intelligenz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0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1" draw:style-name="dp3" draw:master-page-name="Title2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02cm" svg:height="1.4cm" svg:x="0.798cm" svg:y="2.6cm" presentation:class="title" presentation:user-transformed="true">
          <draw:text-box>
            <text:list text:style-name="L3">
              <text:list-header>
                <text:p text:style-name="P1"><text:span text:style-name="T4">Übersicht</text:span></text:p>
              </text:list-header>
            </text:list>
          </draw:text-box>
        </draw:frame>
        <draw:frame presentation:style-name="pr5" draw:text-style-name="P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<text:span text:style-name="T7">Grundlagen</text:span></text:p>
              </text:list-item>
              <text:list-item>
                <text:p>- Rekurrente Neuronen</text:p>
              </text:list-item>
              <text:list-item>
                <text:p><text:span text:style-name="T5">-</text:span><text:span text:style-name="T7"> Strukturen von RNNs</text:span></text:p>
              </text:list-item>
              <text:list-item>
                <text:p><text:span text:style-name="T5">-</text:span><text:span text:style-name="T7"> Trainieren von RNNs</text:span></text:p>
              </text:list-item>
              <text:list-item>
                <text:p><text:span text:style-name="T5">-</text:span><text:span text:style-name="T7"> LSTMs / GRUs</text:span></text:p>
              </text:list-item>
              <text:list-item>
                <text:p><text:span text:style-name="T5">-</text:span><text:span text:style-name="T7"> Beispiele für die Verwendung von RNNs</text:span></text:p>
              </text:list-item>
            </text:list>
          </draw:text-box>
        </draw:frame>
        <draw:custom-shape draw:name="Foliennummernplatzhalter 8" draw:style-name="gr11" draw:text-style-name="P4" draw:layer="layout" svg:width="0.83cm" svg:height="0.339cm" svg:x="22.348cm" svg:y="18.199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12" draw:text-style-name="P6" draw:layer="layout" svg:width="15.928cm" svg:height="0.339cm" svg:x="0.798cm" svg:y="18.199cm">
          <text:list text:style-name="L2">
            <text:list-header>
              <text:p text:style-name="P5"><text:span text:style-name="T3">© FH AACHEN</text:span><text:span text:style-name="T2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11" presentation:class="page"/>
          <draw:frame presentation:style-name="pr6" draw:text-style-name="P9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1" draw:layer="layout" svg:width="8.184cm" svg:height="1.381cm" svg:x="10.694cm" svg:y="26.189cm">
            <text:list text:style-name="L2">
              <text:list-header>
                <text:p text:style-name="P10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3" draw:master-page-name="Title2" presentation:presentation-page-layout-name="AL4T14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Rekurrente Neuronen</text:p>
          </draw:text-box>
        </draw:frame>
        <draw:frame presentation:style-name="pr8" draw:layer="layout" svg:width="22.402cm" svg:height="2.674cm" svg:x="0.798cm" svg:y="4.326cm" presentation:class="outline" presentation:user-transformed="true">
          <draw:text-box>
            <text:list text:style-name="L4">
              <text:list-item>
                <text:p>- Nicht nur vorwärts gerichtete Verbindungen</text:p>
              </text:list-item>
              <text:list-item>
                <text:p>- Enthalten Schleifen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2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3" draw:style-name="dp3" draw:master-page-name="Title2" presentation:presentation-page-layout-name="AL4T14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Rekurrente Neuronen</text:p>
          </draw:text-box>
        </draw:frame>
        <draw:frame presentation:style-name="pr8" draw:layer="layout" svg:width="22.402cm" svg:height="2.674cm" svg:x="0.798cm" svg:y="4.326cm" presentation:class="outline" presentation:user-transformed="true">
          <draw:text-box>
            <text:list text:style-name="L4">
              <text:list-item>
                <text:p>- Nicht nur vorwärts gerichtete Verbindungen</text:p>
              </text:list-item>
              <text:list-item>
                <text:p>- Enthalten Schleifen</text:p>
              </text:list-item>
            </text:list>
          </draw:text-box>
        </draw:frame>
        <draw:frame draw:style-name="gr9" draw:text-style-name="P12" draw:layer="layout" svg:width="3.123cm" svg:height="9.236cm" svg:x="2.877cm" svg:y="7.4cm">
          <draw:image xlink:href="Pictures/1000020100000171000004439DC581615CC1C70F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3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4" draw:style-name="dp3" draw:master-page-name="Title2" presentation:presentation-page-layout-name="AL4T14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Rekurrente Neuronen</text:p>
          </draw:text-box>
        </draw:frame>
        <draw:frame presentation:style-name="pr8" draw:layer="layout" svg:width="22.402cm" svg:height="2.674cm" svg:x="0.798cm" svg:y="4.326cm" presentation:class="outline" presentation:user-transformed="true">
          <draw:text-box>
            <text:list text:style-name="L4">
              <text:list-item>
                <text:p>- Nicht nur vorwärts gerichtete Verbindungen</text:p>
              </text:list-item>
              <text:list-item>
                <text:p>- Enthalten Schleifen</text:p>
              </text:list-item>
            </text:list>
          </draw:text-box>
        </draw:frame>
        <draw:frame presentation:style-name="pr11" draw:layer="layout" svg:width="16.6cm" svg:height="10.708cm" svg:x="7.8cm" svg:y="7cm" presentation:class="outline" presentation:user-transformed="true">
          <draw:text-box>
            <text:list text:style-name="L4">
              <text:list-item>
                <text:p>Berechnung:</text:p>
              </text:list-item>
            </text:list>
            <text:p><text:span text:style-name="T8"/></text:p>
            <text:p><text:span text:style-name="T8"/></text:p>
            <text:p>- <text:s text:c="2"/><text:span text:style-name="T9">:</text:span> <text:span text:style-name="T9">Ausgabe zum Zeitpunkt t</text:span> </text:p>
            <text:p>- <text:s text:c="2"/><text:span text:style-name="T9">:</text:span> <text:span text:style-name="T9">Eingabe zum Zeitpunkt t</text:span></text:p>
            <text:p><text:span text:style-name="T9">- <text:s text:c="3"/>: Gewichtsvektor der aktuellen Eingabe</text:span></text:p>
            <text:p><text:span text:style-name="T9">- <text:s text:c="3"/>: Gewichtsvektor der letzten Ausgabe</text:span></text:p>
            <text:p><text:span text:style-name="T9">- <text:s text:c="3"/>: Bias Term</text:span></text:p>
            <text:p><text:span text:style-name="T9"/></text:p>
          </draw:text-box>
        </draw:frame>
        <draw:frame draw:style-name="gr9" draw:text-style-name="P12" draw:layer="layout" svg:width="3.123cm" svg:height="9.236cm" svg:x="2.877cm" svg:y="7.4cm">
          <draw:image xlink:href="Pictures/1000020100000171000004439DC581615CC1C70F.png" xlink:type="simple" xlink:show="embed" xlink:actuate="onLoad">
            <text:p/>
          </draw:image>
        </draw:frame>
        <draw:frame draw:style-name="gr13" draw:layer="layout" svg:width="11.146cm" svg:height="1.472cm" svg:x="7.8cm" svg:y="8.12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3" draw:layer="layout" svg:width="0.911cm" svg:height="1.059cm" svg:x="8.2cm" svg:y="9.74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3" draw:layer="layout" svg:width="0.847cm" svg:height="1.059cm" svg:x="8.2cm" svg:y="1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3" draw:layer="layout" svg:width="1.109cm" svg:height="1.059cm" svg:x="8.1cm" svg:y="12.04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layer="layout" svg:width="1.143cm" svg:height="1.059cm" svg:x="8.1cm" svg:y="13.14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3" draw:layer="layout" svg:width="0.652cm" svg:height="0.931cm" svg:x="8.3cm" svg:y="14.26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4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5" draw:style-name="dp3" draw:master-page-name="Title2" presentation:presentation-page-layout-name="AL4T14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Rekurrente Neuronen</text:p>
          </draw:text-box>
        </draw:frame>
        <draw:frame presentation:style-name="pr8" draw:layer="layout" svg:width="22.402cm" svg:height="2.674cm" svg:x="0.798cm" svg:y="4.326cm" presentation:class="outline" presentation:user-transformed="true">
          <draw:text-box>
            <text:list text:style-name="L4">
              <text:list-item>
                <text:p>- Nicht nur vorwärts gerichtete Verbindungen</text:p>
              </text:list-item>
              <text:list-item>
                <text:p>- Enthalten Schleifen</text:p>
              </text:list-item>
            </text:list>
          </draw:text-box>
        </draw:frame>
        <draw:frame presentation:style-name="pr11" draw:layer="layout" svg:width="17cm" svg:height="11.6cm" svg:x="7.8cm" svg:y="7cm" presentation:class="outline" presentation:user-transformed="true">
          <draw:text-box>
            <text:list text:style-name="L4">
              <text:list-item>
                <text:p>Berechnung:</text:p>
              </text:list-item>
            </text:list>
            <text:p><text:span text:style-name="T8"/></text:p>
            <text:p><text:span text:style-name="T8"/></text:p>
            <text:p>- <text:s text:c="2"/><text:span text:style-name="T9">:</text:span> <text:span text:style-name="T9">Ausgabe zum Zeitpunkt t</text:span> </text:p>
            <text:p>- <text:s text:c="2"/><text:span text:style-name="T9">:</text:span> <text:span text:style-name="T9">Eingabe zum Zeitpunkt t</text:span></text:p>
            <text:p><text:span text:style-name="T9">- <text:s text:c="3"/>: Gewichtsvektor der aktuellen Eingabe</text:span></text:p>
            <text:p><text:span text:style-name="T9">- <text:s text:c="3"/>: Gewichtsvektor der letzten Ausgabe</text:span></text:p>
            <text:p><text:span text:style-name="T9">- <text:s text:c="3"/>: Bias Term</text:span></text:p>
            <text:p text:style-name="P13"><text:span text:style-name="T9">- <text:s text:c="3"/>: Zustand der Zelle zum Zeitpunkt t</text:span></text:p>
            <text:p text:style-name="P14"><text:span text:style-name="T9"><text:s text:c="25"/></text:span><text:span text:style-name="T9">( <text:s text:c="11"/>gilt allgemein </text:span><text:span text:style-name="T10">nicht</text:span><text:span text:style-name="T9">)</text:span></text:p>
          </draw:text-box>
        </draw:frame>
        <draw:frame draw:style-name="gr9" draw:text-style-name="P12" draw:layer="layout" svg:width="3.123cm" svg:height="9.236cm" svg:x="2.877cm" svg:y="7.4cm">
          <draw:image xlink:href="Pictures/1000020100000171000004439DC581615CC1C70F.png" xlink:type="simple" xlink:show="embed" xlink:actuate="onLoad">
            <text:p/>
          </draw:image>
        </draw:frame>
        <draw:frame draw:style-name="gr13" draw:layer="layout" svg:width="11.146cm" svg:height="1.472cm" svg:x="7.8cm" svg:y="8.12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3" draw:layer="layout" svg:width="0.911cm" svg:height="1.059cm" svg:x="8.2cm" svg:y="9.741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3" draw:layer="layout" svg:width="0.847cm" svg:height="1.059cm" svg:x="8.2cm" svg:y="11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3" draw:layer="layout" svg:width="1.109cm" svg:height="1.059cm" svg:x="8.1cm" svg:y="12.04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3" draw:layer="layout" svg:width="1.143cm" svg:height="1.059cm" svg:x="8.1cm" svg:y="13.14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3" draw:layer="layout" svg:width="0.652cm" svg:height="0.931cm" svg:x="8.3cm" svg:y="14.26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3" draw:layer="layout" svg:width="0.825cm" svg:height="1.059cm" svg:x="8.275cm" svg:y="15.84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4" draw:text-style-name="P15" draw:layer="layout" svg:width="1.8cm" svg:height="1.8cm" svg:x="2.3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layer="layout" svg:width="4.993cm" svg:height="1.08cm" svg:x="8.2cm" svg:y="16.9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5" draw:text-style-name="P15" draw:layer="layout" svg:width="1.8cm" svg:height="1.8cm" svg:x="13.9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layer="layout" svg:width="2.926cm" svg:height="1.059cm" svg:x="14.4cm" svg:y="16.94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5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6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lternative Darstellungsform des Netzes: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6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7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lternative Darstellungsform des Netzes:</text:p>
              </text:list-item>
            </text:list>
          </draw:text-box>
        </draw:frame>
        <draw:frame draw:style-name="gr9" draw:text-style-name="P12" draw:layer="layout" svg:width="3.123cm" svg:height="9.236cm" svg:x="0.7cm" svg:y="6.764cm">
          <draw:image xlink:href="Pictures/1000020100000171000004439DC581615CC1C70F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7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8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lternative Darstellungsform des Netzes:</text:p>
              </text:list-item>
            </text:list>
          </draw:text-box>
        </draw:frame>
        <draw:frame draw:style-name="gr9" draw:text-style-name="P12" draw:layer="layout" svg:width="3.123cm" svg:height="9.236cm" svg:x="0.7cm" svg:y="6.764cm">
          <draw:image xlink:href="Pictures/1000020100000171000004439DC581615CC1C70F.png" xlink:type="simple" xlink:show="embed" xlink:actuate="onLoad">
            <text:p/>
          </draw:image>
        </draw:frame>
        <draw:frame draw:style-name="gr9" draw:text-style-name="P12" draw:layer="layout" svg:width="17.601cm" svg:height="10.379cm" svg:x="7.099cm" svg:y="6.8cm">
          <draw:image xlink:href="Pictures/100002010000081F000004CA782A6C133195BD2E.png" xlink:type="simple" xlink:show="embed" xlink:actuate="onLoad">
            <text:p/>
          </draw:image>
        </draw:frame>
        <draw:custom-shape draw:style-name="gr16" draw:text-style-name="P16" draw:layer="layout" svg:width="2.2cm" svg:height="1.8cm" svg:x="4.5cm" svg:y="10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18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9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lternative Darstellungsform des Netzes:</text:p>
              </text:list-item>
            </text:list>
          </draw:text-box>
        </draw:frame>
        <draw:frame draw:style-name="gr9" draw:text-style-name="P12" draw:layer="layout" svg:width="17.601cm" svg:height="10.379cm" svg:x="7.099cm" svg:y="6.8cm">
          <draw:image xlink:href="Pictures/100002010000081F000004CA782A6C133195BD2E.png" xlink:type="simple" xlink:show="embed" xlink:actuate="onLoad">
            <text:p/>
          </draw:image>
        </draw:frame>
        <draw:frame draw:style-name="gr17" draw:text-style-name="P17" draw:layer="layout" svg:width="6.4cm" svg:height="8.633cm" svg:x="0.6cm" svg:y="5.5cm">
          <draw:text-box>
            <text:p>Ein <text:span text:style-name="T11">einzelnes Neuron</text:span> <text:s/>und die <text:span text:style-name="T11">zeit-/iterations-abhängigen Werte</text:span> (X, Y und h) werden auf einer Zeitachse dargestellt</text:p>
            <text:p><text:span text:style-name="T8"/></text:p>
            <text:p>Wichtig für das <text:span text:style-name="T11">Trainieren des Netzes</text:span>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9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0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lternative Darstellungsform des Netzes:</text:p>
              </text:list-item>
            </text:list>
          </draw:text-box>
        </draw:frame>
        <draw:frame draw:style-name="gr9" draw:text-style-name="P12" draw:layer="layout" svg:width="17.601cm" svg:height="10.379cm" svg:x="7.099cm" svg:y="6.8cm">
          <draw:image xlink:href="Pictures/100002010000081F000004CA782A6C133195BD2E.png" xlink:type="simple" xlink:show="embed" xlink:actuate="onLoad">
            <text:p/>
          </draw:image>
        </draw:frame>
        <draw:frame draw:style-name="gr18" draw:text-style-name="P18" draw:layer="layout" svg:width="4.6cm" svg:height="4.061cm" svg:x="1cm" svg:y="13.939cm">
          <draw:text-box>
            <text:p>Ein- und Ausgaben können dabei Skalare oder Vektoren sein</text:p>
          </draw:text-box>
        </draw:frame>
        <draw:frame draw:style-name="gr17" draw:text-style-name="P17" draw:layer="layout" svg:width="6.4cm" svg:height="8.633cm" svg:x="0.6cm" svg:y="5.5cm">
          <draw:text-box>
            <text:p>Ein <text:span text:style-name="T11">einzelnes Neuron</text:span> <text:s/>und die <text:span text:style-name="T11">zeit-/iterations-abhängigen Werte</text:span> (X, Y und h) werden auf einer Zeitachse dargestellt</text:p>
            <text:p><text:span text:style-name="T8"/></text:p>
            <text:p>Wichtig für das <text:span text:style-name="T11">Trainieren des Netzes</text:span>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0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1" draw:style-name="dp3" draw:master-page-name="Title2" presentation:presentation-page-layout-name="AL2T1" presentation:use-date-time-name="dtd1">
        <office:forms form:automatic-focus="false" form:apply-design-mode="false"/>
        <draw:frame presentation:style-name="pr12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draw:style-name="gr19" draw:text-style-name="P12" draw:layer="layout" svg:width="6.51cm" svg:height="7.8cm" svg:x="1cm" svg:y="5.5cm" presentation:class="graphic" presentation:user-transformed="true">
          <draw:image xlink:href="Pictures/100002010000039200000447602DAFD387CB616B.png" xlink:type="simple" xlink:show="embed" xlink:actuate="onLoad">
            <text:p/>
          </draw:image>
        </draw:frame>
        <draw:frame draw:style-name="gr18" draw:text-style-name="P18" draw:layer="layout" svg:width="4.6cm" svg:height="4.061cm" svg:x="1cm" svg:y="13.94cm">
          <draw:text-box>
            <text:p>Ein- und Ausgaben können dabei Skalare oder Vektoren sein</text:p>
          </draw:text-box>
        </draw:frame>
        <draw:frame draw:style-name="gr9" draw:text-style-name="P12" draw:layer="layout" svg:width="6.702cm" svg:height="8.03cm" svg:x="8.698cm" svg:y="5.43cm">
          <draw:image xlink:href="Pictures/100002010000039200000447E3FFD0FDEE1644FC.png" xlink:type="simple" xlink:show="embed" xlink:actuate="onLoad">
            <text:p/>
          </draw:image>
        </draw:frame>
        <draw:frame draw:style-name="gr9" draw:text-style-name="P12" draw:layer="layout" svg:width="6.773cm" svg:height="8.114cm" svg:x="16.7cm" svg:y="5.4cm">
          <draw:image xlink:href="Pictures/100002010000039200000447A412BE5D8CD9B4F2.png" xlink:type="simple" xlink:show="embed" xlink:actuate="onLoad">
            <text:p/>
          </draw:image>
        </draw:frame>
        <draw:frame draw:style-name="gr20" draw:text-style-name="P19" draw:layer="layout" svg:width="4.871cm" svg:height="1.013cm" svg:x="2.141cm" svg:y="4.4cm">
          <draw:text-box>
            <text:p><text:span text:style-name="T11">Skalar - Skalar</text:span></text:p>
          </draw:text-box>
        </draw:frame>
        <draw:frame draw:style-name="gr21" draw:text-style-name="P19" draw:layer="layout" svg:width="4.943cm" svg:height="1.013cm" svg:x="9.903cm" svg:y="4.4cm">
          <draw:text-box>
            <text:p><text:span text:style-name="T11">Skalar - Vektor</text:span></text:p>
          </draw:text-box>
        </draw:frame>
        <draw:frame draw:style-name="gr22" draw:text-style-name="P19" draw:layer="layout" svg:width="5.135cm" svg:height="1.127cm" svg:x="17.81cm" svg:y="4.373cm">
          <draw:text-box>
            <text:p><text:span text:style-name="T11">Vektor - Vektor</text:span>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1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2" draw:style-name="dp3" draw:master-page-name="Title2" presentation:presentation-page-layout-name="AL2T1" presentation:use-date-time-name="dtd1">
        <office:forms form:automatic-focus="false" form:apply-design-mode="false"/>
        <draw:frame presentation:style-name="pr10" draw:layer="layout" svg:width="22.402cm" svg:height="2.709cm" svg:x="0.798cm" svg:y="1.291cm" presentation:class="title">
          <draw:text-box>
            <text:p>Das Netz entlang der Zeitachse aufrollen</text:p>
          </draw:text-box>
        </draw:frame>
        <draw:frame draw:style-name="gr19" draw:text-style-name="P12" draw:layer="layout" svg:width="20.342cm" svg:height="10.42cm" svg:x="2.2cm" svg:y="7.38cm" presentation:class="graphic" presentation:user-transformed="true">
          <draw:image xlink:href="Pictures/100002010000081F000004294E3C61F432395769.png" xlink:type="simple" xlink:show="embed" xlink:actuate="onLoad">
            <text:p/>
          </draw:image>
        </draw:frame>
        <draw:frame draw:style-name="gr23" draw:text-style-name="P20" draw:layer="layout" svg:width="21.995cm" svg:height="4.315cm" svg:x="1.005cm" svg:y="4.263cm">
          <draw:text-box>
            <text:p><text:span text:style-name="T12">Aufgerollte Netze mit mehreren (parallelen) rekurrenten Neuronen können als 2-Dimensionales Gitter dargestellt werden</text:span>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2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3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Gedächtnis der Neuron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usgabe eines Neurons zur Zeit t:</text:p>
              </text:list-item>
            </text:list>
          </draw:text-box>
        </draw:frame>
        <draw:frame draw:style-name="gr13" draw:layer="layout" svg:width="5.333cm" svg:height="1.08cm" svg:x="4.267cm" svg:y="6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3" draw:layer="layout" svg:width="5.268cm" svg:height="1.08cm" svg:x="4.332cm" svg:y="8.1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9" draw:text-style-name="P12" draw:layer="layout" svg:width="12.21cm" svg:height="7.2cm" svg:x="12.861cm" svg:y="6.2cm">
          <draw:image xlink:href="Pictures/100002010000081F000004CA782A6C133195BD2E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3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4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Gedächtnis der Neuron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usgabe eines Neurons zur Zeit t:</text:p>
              </text:list-item>
            </text:list>
          </draw:text-box>
        </draw:frame>
        <draw:frame draw:style-name="gr13" draw:layer="layout" svg:width="5.333cm" svg:height="1.08cm" svg:x="4.267cm" svg:y="6.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3" draw:layer="layout" svg:width="5.268cm" svg:height="1.08cm" svg:x="4.332cm" svg:y="8.1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layer="layout" svg:width="10.826cm" svg:height="1.08cm" svg:x="1.6cm" svg:y="11.7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4" draw:text-style-name="P20" draw:layer="layout" svg:width="8.583cm" svg:height="1.267cm" svg:x="2.8cm" svg:y="10.133cm">
          <draw:text-box>
            <text:p><text:span text:style-name="T12">Rekursionsgleichung:</text:span></text:p>
          </draw:text-box>
        </draw:frame>
        <draw:frame draw:style-name="gr9" draw:text-style-name="P12" draw:layer="layout" svg:width="12.21cm" svg:height="7.2cm" svg:x="12.861cm" svg:y="6.2cm">
          <draw:image xlink:href="Pictures/100002010000081F000004CA782A6C133195BD2E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4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5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Gedächtnis der Neuron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usgabe eines Neurons zur Zeit t:</text:p>
              </text:list-item>
            </text:list>
          </draw:text-box>
        </draw:frame>
        <draw:frame draw:style-name="gr13" draw:layer="layout" svg:width="5.333cm" svg:height="1.08cm" svg:x="4.267cm" svg:y="6.6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3" draw:layer="layout" svg:width="5.268cm" svg:height="1.08cm" svg:x="4.332cm" svg:y="8.1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3" draw:layer="layout" svg:width="10.826cm" svg:height="1.08cm" svg:x="1.6cm" svg:y="11.7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24" draw:text-style-name="P20" draw:layer="layout" svg:width="8.583cm" svg:height="1.267cm" svg:x="2.8cm" svg:y="10.133cm">
          <draw:text-box>
            <text:p><text:span text:style-name="T12">Rekursionsgleichung:</text:span></text:p>
          </draw:text-box>
        </draw:frame>
        <draw:frame draw:style-name="gr25" draw:text-style-name="P18" draw:layer="layout" svg:width="23.7cm" svg:height="3.299cm" svg:x="0.9cm" svg:y="14.1cm">
          <draw:text-box>
            <text:p>=&gt; Die Ausgabe eines Neurons ist eine Funktion in Abhängigkeit <text:span text:style-name="T11">aller bisherigen Eingaben</text:span> des Neurons</text:p>
            <text:p/>
            <text:p>=&gt; Das Neuron hat eine Art <text:span text:style-name="T11">Gedächtnis</text:span></text:p>
          </draw:text-box>
        </draw:frame>
        <draw:frame draw:style-name="gr9" draw:text-style-name="P12" draw:layer="layout" svg:width="12.21cm" svg:height="7.2cm" svg:x="12.861cm" svg:y="6.2cm">
          <draw:image xlink:href="Pictures/100002010000081F000004CA782A6C133195BD2E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5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6" draw:style-name="dp3" draw:master-page-name="Title2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02cm" svg:height="1.4cm" svg:x="0.798cm" svg:y="2.6cm" presentation:class="title" presentation:user-transformed="true">
          <draw:text-box>
            <text:list text:style-name="L3">
              <text:list-header>
                <text:p text:style-name="P1"><text:span text:style-name="T4">Übersicht</text:span></text:p>
              </text:list-header>
            </text:list>
          </draw:text-box>
        </draw:frame>
        <draw:frame presentation:style-name="pr5" draw:text-style-name="P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<text:span text:style-name="T7">Grundlagen</text:span></text:p>
              </text:list-item>
              <text:list-item>
                <text:p>- <text:span text:style-name="T7">Rekurrente Neuronen</text:span></text:p>
              </text:list-item>
              <text:list-item>
                <text:p><text:span text:style-name="T5">-</text:span><text:span text:style-name="T7"> </text:span>Strukturen von RNNs</text:p>
              </text:list-item>
              <text:list-item>
                <text:p><text:span text:style-name="T5">-</text:span><text:span text:style-name="T7"> Trainieren von RNNs</text:span></text:p>
              </text:list-item>
              <text:list-item>
                <text:p><text:span text:style-name="T5">-</text:span><text:span text:style-name="T7"> LSTMs / GRUs</text:span></text:p>
              </text:list-item>
              <text:list-item>
                <text:p><text:span text:style-name="T5">-</text:span><text:span text:style-name="T7"> Beispiele für die Verwendung von RNNs</text:span></text:p>
              </text:list-item>
            </text:list>
          </draw:text-box>
        </draw:frame>
        <draw:custom-shape draw:name="Foliennummernplatzhalter 8" draw:style-name="gr26" draw:text-style-name="P4" draw:layer="layout" svg:width="0.83cm" svg:height="0.339cm" svg:x="22.348cm" svg:y="18.199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27" draw:text-style-name="P6" draw:layer="layout" svg:width="15.928cm" svg:height="0.339cm" svg:x="0.798cm" svg:y="18.199cm">
          <text:list text:style-name="L2">
            <text:list-header>
              <text:p text:style-name="P5"><text:span text:style-name="T3">© FH AACHEN</text:span><text:span text:style-name="T2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26" presentation:class="page"/>
          <draw:frame presentation:style-name="pr6" draw:text-style-name="P9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1" draw:layer="layout" svg:width="8.184cm" svg:height="1.381cm" svg:x="10.694cm" svg:y="26.189cm">
            <text:list text:style-name="L2">
              <text:list-header>
                <text:p text:style-name="P10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Ein- und Ausgabesequenz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Feedforward-Netze verarbeiten nur Eingaben vorgegebener Länge</text:p>
              </text:list-item>
              <text:list-item>
                <text:p>- Rekurrente Neuronale Netze haben keine Vorgegebenen Längen (weder in der Eingabe, noch in der Ausgabe)</text:p>
              </text:list-item>
            </text:list>
          </draw:text-box>
        </draw:frame>
        <draw:frame draw:style-name="gr28" draw:text-style-name="P18" draw:layer="layout" svg:width="16.8cm" svg:height="4.823cm" svg:x="4.2cm" svg:y="11.177cm">
          <draw:text-box>
            <text:p>=&gt; RNNs können für verschiedene Zwecke verwendet werden, bei denen sie verschiedene Längen von Ein- und Ausgaben erhalten / generieren</text:p>
            <text:p/>
            <text:p>=&gt; Sequenz zu Sequenz, Sequenz zu Vektor, Vektor zu Sequenz, verzögerte Sequenz zu Sequenz</text:p>
          </draw:text-box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27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8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Ein- und Ausgabesequenzen</text:p>
          </draw:text-box>
        </draw:frame>
        <draw:frame draw:style-name="gr9" draw:text-style-name="P12" draw:layer="layout" svg:width="16.534cm" svg:height="11.674cm" svg:x="0.8cm" svg:y="6cm">
          <draw:image xlink:href="Pictures/10000201000007A1000005639636F0B0668C03AF.png" xlink:type="simple" xlink:show="embed" xlink:actuate="onLoad">
            <text:p/>
          </draw:image>
        </draw:frame>
        <draw:frame draw:style-name="gr29" draw:text-style-name="P21" draw:layer="layout" svg:width="8.867cm" svg:height="1.267cm" svg:x="1.6cm" svg:y="5.133cm">
          <draw:text-box>
            <text:p><text:span text:style-name="T13">Sequenz zu Sequenz</text:span></text:p>
          </draw:text-box>
        </draw:frame>
        <draw:frame draw:style-name="gr30" draw:text-style-name="P22" draw:layer="layout" svg:width="7.4cm" svg:height="5.2cm" svg:x="17.8cm" svg:y="11.8cm">
          <draw:text-box>
            <text:p><text:span text:style-name="T11">Verwendungsbeispiel:</text:span></text:p>
            <text:p/>
            <text:p>Vorhersage von Zeitreihen (wie z.B. Aktienkursen)</text:p>
          </draw:text-box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28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9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Ein- und Ausgabesequenzen</text:p>
          </draw:text-box>
        </draw:frame>
        <draw:frame draw:style-name="gr31" draw:text-style-name="P21" draw:layer="layout" svg:width="8.025cm" svg:height="1.267cm" svg:x="1.6cm" svg:y="5.133cm">
          <draw:text-box>
            <text:p><text:span text:style-name="T13">Sequenz zu Vektor</text:span></text:p>
          </draw:text-box>
        </draw:frame>
        <draw:frame draw:style-name="gr30" draw:text-style-name="P22" draw:layer="layout" svg:width="7.4cm" svg:height="5.2cm" svg:x="17.8cm" svg:y="11.8cm">
          <draw:text-box>
            <text:p><text:span text:style-name="T11">Verwendungsbeispiel:</text:span></text:p>
            <text:p/>
            <text:p>Analyse von Texten (z.B. Filmbewertungen: Eingabe ist der Text der Filmbewertung)</text:p>
          </draw:text-box>
        </draw:frame>
        <draw:frame draw:style-name="gr9" draw:text-style-name="P12" draw:layer="layout" svg:width="16.534cm" svg:height="11.674cm" svg:x="0.8cm" svg:y="6cm">
          <draw:image xlink:href="Pictures/10000201000007A1000005633FF2F0462C4B1976.png" xlink:type="simple" xlink:show="embed" xlink:actuate="onLoad">
            <text:p/>
          </draw:image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29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0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Ein- und Ausgabesequenzen</text:p>
          </draw:text-box>
        </draw:frame>
        <draw:frame draw:style-name="gr31" draw:text-style-name="P21" draw:layer="layout" svg:width="8.025cm" svg:height="1.267cm" svg:x="1.6cm" svg:y="5.133cm">
          <draw:text-box>
            <text:p><text:span text:style-name="T13">Vektor zu Sequenz</text:span></text:p>
          </draw:text-box>
        </draw:frame>
        <draw:frame draw:style-name="gr30" draw:text-style-name="P22" draw:layer="layout" svg:width="7.4cm" svg:height="5.2cm" svg:x="17.8cm" svg:y="11.8cm">
          <draw:text-box>
            <text:p><text:span text:style-name="T11">Verwendungsbeispiel:</text:span></text:p>
            <text:p/>
            <text:p>Bildbeschreibung (Eingabe ist ein Bild, Ausgabe ist die Beschreibung des Bilds)</text:p>
          </draw:text-box>
        </draw:frame>
        <draw:frame draw:style-name="gr9" draw:text-style-name="P12" draw:layer="layout" svg:width="16.534cm" svg:height="11.674cm" svg:x="0.8cm" svg:y="6cm">
          <draw:image xlink:href="Pictures/10000201000007A100000563D52C852A5C902AE3.png" xlink:type="simple" xlink:show="embed" xlink:actuate="onLoad">
            <text:p/>
          </draw:image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30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1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Ein- und Ausgabesequenzen</text:p>
          </draw:text-box>
        </draw:frame>
        <draw:frame draw:style-name="gr31" draw:text-style-name="P21" draw:layer="layout" svg:width="8.025cm" svg:height="1.267cm" svg:x="1.6cm" svg:y="4.533cm">
          <draw:text-box>
            <text:p><text:span text:style-name="T13">Encoder - Decoder</text:span></text:p>
          </draw:text-box>
        </draw:frame>
        <draw:frame draw:style-name="gr32" draw:text-style-name="P22" draw:layer="layout" svg:width="7.4cm" svg:height="5.585cm" svg:x="17.8cm" svg:y="11.8cm">
          <draw:text-box>
            <text:p><text:span text:style-name="T11">Verwendungsbeispiel:</text:span></text:p>
            <text:p/>
            <text:p>Automatische Übersetzung von Text (die Eingabelänge muss nicht gleich er Ausgabelänge sein)</text:p>
          </draw:text-box>
        </draw:frame>
        <draw:frame draw:style-name="gr9" draw:text-style-name="P12" draw:layer="layout" svg:width="16.534cm" svg:height="11.674cm" svg:x="0.8cm" svg:y="6cm">
          <draw:image xlink:href="Pictures/10000201000007A1000005630617C22ADE010805.png" xlink:type="simple" xlink:show="embed" xlink:actuate="onLoad">
            <text:p/>
          </draw:image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31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2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Deep RNNs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RNNs lassen sich auch mit mehreren Hidden-Recurrent-Layern bilden</text:p>
              </text:list-item>
              <text:list-item>
                <text:p>- Meistens werden dafür (vergleichsweise) wenige Hidden-Layers verwendet (2-4 Layer)</text:p>
              </text:list-item>
            </text:list>
          </draw:text-box>
        </draw:frame>
        <draw:custom-shape draw:style-name="gr16" draw:text-style-name="P16" draw:layer="layout" svg:width="2.2cm" svg:height="1.8cm" svg:x="6.6cm" svg:y="12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layer="layout" svg:width="13.401cm" svg:height="8.643cm" svg:x="9.8cm" svg:y="9.2cm">
          <draw:image xlink:href="Pictures/100002010000081F0000053D76ABD4051F03A117.png" xlink:type="simple" xlink:show="embed" xlink:actuate="onLoad">
            <text:p/>
          </draw:image>
        </draw:frame>
        <draw:frame draw:style-name="gr33" draw:layer="layout" svg:width="1.8cm" svg:height="8.643cm" svg:x="3.6cm" svg:y="8.757cm">
          <draw:image xlink:href="Pictures/1000020100000132000005BCE908A6D46B2B8EBE.png" xlink:type="simple" xlink:show="embed" xlink:actuate="onLoad">
            <text:p/>
          </draw:image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32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svg:stroke-color="#3465a4"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cm" text:min-label-width="0.793cm"/>
            <style:text-properties style:font-name="Verdana" fo:color="#000000" fo:font-size="100%"/>
          </text:list-level-style-bullet>
          <text:list-level-style-bullet text:level="3" text:bullet-char="―">
            <style:list-level-properties text:space-before="1cm" text:min-label-width="0.8cm"/>
            <style:text-properties fo:font-family="Verdana" style:font-style-name="Regular" fo:color="#000000" fo:font-size="45%"/>
          </text:list-level-style-bullet>
          <text:list-level-style-bullet text:level="4" text:bullet-char="–">
            <style:list-level-properties text:space-before="1cm" text:min-label-width="0.64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1cm" fo:margin-right="0cm" fo:margin-top="0.2cm" fo:margin-bottom="0cm" fo:line-height="100%" fo:text-align="start" fo:text-indent="-0.79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1cm" fo:margin-right="0cm" fo:margin-top="0.2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1.8cm" fo:margin-right="0cm" fo:margin-top="0.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3.1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3.8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4.5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1cm" fo:margin-right="0cm" fo:margin-top="0.846cm" fo:margin-bottom="0cm" fo:line-height="100%" fo:text-align="start" fo:text-indent="-0.79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018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solid" svg:stroke-width="0.035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2-title">
      <style:graphic-properties draw:auto-grow-height="false" fo:min-height="3.181cm"/>
    </style:style>
    <style:style style:name="Mpr11" style:family="presentation" style:parent-style-name="Title2-outline1">
      <style:graphic-properties fo:min-height="11.049cm"/>
    </style:style>
    <style:style style:name="Mpr12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3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4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itle3-outline1">
      <style:graphic-properties fo:min-height="11.049cm"/>
    </style:style>
    <style:style style:name="Mpr18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9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0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1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23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4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5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6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27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28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9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0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1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32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9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color="#000000" fo:font-size="12pt" fo:language="de" fo:country="DE" style:font-size-asian="12pt" style:language-asian="de" style:country-asian="DE" style:font-size-complex="12pt" style:language-complex="de" style:country-complex="DE"/>
    </style:style>
    <style:style style:name="MT2" style:family="text">
      <style:text-properties style:font-name="Verdana" fo:font-size="8pt" fo:language="de" fo:country="DE" style:font-size-asian="8pt" style:language-asian="de" style:country-asian="DE" style:font-size-complex="8pt" style:language-complex="de" style:country-complex="DE"/>
    </style:style>
    <style:style style:name="MT3" style:family="text">
      <style:text-properties style:font-name="Verdana" fo:font-size="8pt" fo:language="de" fo:country="DE" fo:font-weight="bold" style:font-size-asian="8pt" style:language-asian="de" style:country-asian="DE" style:font-weight-asian="bold" style:font-size-complex="8pt" style:language-complex="de" style:country-complex="DE" style:font-weight-complex="bold"/>
    </style:style>
    <style:style style:name="MT4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cm" text:min-label-width="0.793cm"/>
        <style:text-properties style:font-name="Verdana" fo:color="#000000" fo:font-size="100%"/>
      </text:list-level-style-bullet>
      <text:list-level-style-bullet text:level="3" text:bullet-char="―">
        <style:list-level-properties text:space-before="1cm" text:min-label-width="0.8cm"/>
        <style:text-properties fo:font-family="Verdana" style:font-style-name="Regular" fo:color="#000000" fo:font-size="45%"/>
      </text:list-level-style-bullet>
      <text:list-level-style-bullet text:level="4" text:bullet-char="–">
        <style:list-level-properties text:space-before="1cm" text:min-label-width="0.64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Verdana" fo:color="#000000" fo:font-size="100%"/>
      </text:list-level-style-bullet>
      <text:list-level-style-bullet text:level="3" text:bullet-char="&gt;">
        <style:list-level-properties text:space-before="0.74cm" text:min-label-width="0.988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8.88cm" svg:height="27.57cm" svg:x="0cm" svg:y="0cm">
        <text:p/>
      </draw:rect>
      <draw:frame draw:style-name="Mgr2" draw:text-style-name="MP2" draw:layer="backgroundobjects" svg:width="8.184cm" svg:height="1.38cm" svg:x="0cm" svg:y="0cm" presentation:class="header">
        <draw:text-box>
          <text:p/>
        </draw:text-box>
      </draw:frame>
      <draw:frame draw:style-name="Mgr2" draw:text-style-name="MP4" draw:layer="backgroundobjects" svg:width="8.184cm" svg:height="1.38cm" svg:x="10.694cm" svg:y="0cm" presentation:class="date-time">
        <draw:text-box>
          <text:list text:style-name="ML1">
            <text:list-header>
              <text:p text:style-name="MP3"><text:span text:style-name="MT1"><presentation:date-time/></text:span></text:p>
            </text:list-header>
          </text:list>
        </draw:text-box>
      </draw:frame>
      <draw:frame draw:style-name="Mgr3" draw:text-style-name="MP2" draw:layer="backgroundobjects" svg:width="8.184cm" svg:height="1.381cm" svg:x="0cm" svg:y="26.188cm" presentation:class="footer">
        <draw:text-box>
          <text:p/>
        </draw:text-box>
      </draw:frame>
      <draw:frame draw:style-name="Mgr3" draw:text-style-name="MP4" draw:layer="backgroundobjects" svg:width="8.184cm" svg:height="1.381cm" svg:x="10.694cm" svg:y="26.188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7.939cm" svg:height="5.954cm" svg:x="1cm" svg:y="2.869cm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/>
      <draw:page-thumbnail draw:layer="backgroundobjects" svg:width="7.939cm" svg:height="5.954cm" svg:x="9.94cm" svg:y="10.807cm"/>
      <draw:page-thumbnail draw:layer="backgroundobjects" svg:width="7.939cm" svg:height="5.954cm" svg:x="9.94cm" svg:y="18.745cm"/>
    </style:handout-master>
    <style:master-page style:name="Default" style:page-layout-name="PM1" draw:style-name="Mdp1">
      <draw:frame presentation:style-name="Default-title" draw:layer="backgroundobjects" svg:width="22.402cm" svg:height="2.006cm" svg:x="0.798cm" svg:y="1.72cm" presentation:class="title" presentation:placeholder="true">
        <draw:text-box/>
      </draw:frame>
      <draw:frame presentation:style-name="Default-outline1" draw:layer="backgroundobjects" svg:width="22.402cm" svg:height="13.392cm" svg:x="0.798cm" svg:y="4.326cm" presentation:class="outline" presentation:placeholder="true">
        <draw:text-box/>
      </draw:frame>
      <draw:frame presentation:style-name="Mpr1" draw:text-style-name="MP6" draw:layer="backgroundobjects" svg:width="2.201cm" svg:height="0.339cm" svg:x="20.301cm" svg:y="18.198cm" presentation:class="date-time">
        <draw:text-box>
          <text:list text:style-name="ML2">
            <text:list-item>
              <text:p text:style-name="MP5"><text:span text:style-name="MT2">31.05.2019 <text:s/>|</text:span></text:p>
            </text:list-item>
          </text:list>
        </draw:text-box>
      </draw:frame>
      <draw:frame presentation:style-name="Mpr2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/text:p>
            </text:list-header>
          </text:list>
        </draw:text-box>
      </draw:frame>
      <draw:frame presentation:style-name="Mpr3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line draw:name="Gerade Verbindung 7" draw:style-name="Mgr4" draw:text-style-name="MP9" draw:layer="backgroundobjects" svg:x1="0.798cm" svg:y1="18.102cm" svg:x2="23.2cm" svg:y2="18.106cm">
        <text:p/>
      </draw:lin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4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4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3.794cm" svg:height="10.341cm" svg:x="2.544cm" svg:y="2.067cm" presentation:class="page"/>
        <draw:frame presentation:style-name="Default-notes" draw:layer="backgroundobjects" svg:width="15.108cm" svg:height="12.409cm" svg:x="1.887cm" svg:y="13.096cm" presentation:class="notes" presentation:placeholder="true">
          <draw:text-box/>
        </draw:frame>
        <draw:frame presentation:style-name="Mpr5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5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5" draw:text-style-name="MP9" draw:layer="backgroundobjects" svg:x1="0.798cm" svg:y1="18.102cm" svg:x2="23.2cm" svg:y2="18.106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78919B0231733B30.jpg" xlink:type="simple" xlink:show="embed" xlink:actuate="onLoad">
          <text:p/>
        </draw:image>
        <svg:desc>FHAAC_RGB_oBL-r.jpg</svg:desc>
      </draw:frame>
      <draw:frame presentation:style-name="Title1-title" draw:layer="backgroundobjects" svg:width="22.402cm" svg:height="2.006cm" svg:x="0.798cm" svg:y="1.72cm" presentation:class="title" presentation:placeholder="true">
        <draw:text-box/>
      </draw:frame>
      <draw:frame presentation:style-name="Title1-outline1" draw:layer="backgroundobjects" svg:width="22.402cm" svg:height="13.392cm" svg:x="0.798cm" svg:y="4.326cm" presentation:class="outline" presentation:placeholder="true">
        <draw:text-box/>
      </draw:frame>
      <draw:frame presentation:style-name="Mpr6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presentation:style-name="Mpr7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text:span text:style-name="MT2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8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8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3.794cm" svg:height="10.341cm" svg:x="2.544cm" svg:y="2.067cm" presentation:class="page"/>
        <draw:frame presentation:style-name="Title1-notes" draw:layer="backgroundobjects" svg:width="15.108cm" svg:height="12.409cm" svg:x="1.887cm" svg:y="13.096cm" presentation:class="notes" presentation:placeholder="true">
          <draw:text-box/>
        </draw:frame>
        <draw:frame presentation:style-name="Mpr9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9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office:forms form:automatic-focus="false" form:apply-design-mode="false"/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4cm" svg:x2="23.2cm" svg:y2="4.004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78919B0231733B30.jpg" xlink:type="simple" xlink:show="embed" xlink:actuate="onLoad">
          <text:p/>
        </draw:image>
        <svg:desc>FHAAC_RGB_oBL-r.jpg</svg:desc>
      </draw:frame>
      <draw:frame presentation:style-name="Mpr10" draw:layer="backgroundobjects" svg:width="22.402cm" svg:height="1.4cm" svg:x="0.798cm" svg:y="2.6cm" presentation:class="title">
        <draw:text-box>
          <text:p>Click to edit the title text format</text:p>
        </draw:text-box>
      </draw:frame>
      <draw:frame presentation:style-name="Mpr11" draw:layer="backgroundobjects" svg:width="22.402cm" svg:height="13.392cm" svg:x="0.798cm" svg:y="4.32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13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presentation:style-name="Mpr14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text:span text:style-name="MT2"> <text:s/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8.88cm" svg:height="27.57cm" svg:x="0cm" svg:y="0cm">
          <text:p/>
        </draw:rect>
        <draw:frame presentation:style-name="Mpr15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15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3.794cm" svg:height="10.341cm" svg:x="2.544cm" svg:y="2.067cm" presentation:class="page"/>
        <draw:frame presentation:style-name="Title2-notes" draw:layer="backgroundobjects" svg:width="15.108cm" svg:height="12.409cm" svg:x="1.887cm" svg:y="13.096cm" presentation:class="notes" presentation:placeholder="true">
          <draw:text-box/>
        </draw:frame>
        <draw:frame presentation:style-name="Mpr16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16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78919B0231733B30.jpg" xlink:type="simple" xlink:show="embed" xlink:actuate="onLoad">
          <text:p/>
        </draw:image>
        <svg:desc>FHAAC_RGB_oBL-r.jpg</svg:desc>
      </draw:frame>
      <draw:line draw:name="Gerade Verbindung 10" draw:style-name="Mgr4" draw:text-style-name="MP9" draw:layer="backgroundobjects" svg:x1="0.798cm" svg:y1="4cm" svg:x2="23.2cm" svg:y2="4.004cm">
        <text:p/>
      </draw:line>
      <draw:frame presentation:style-name="Title3-title" draw:layer="backgroundobjects" svg:width="22.402cm" svg:height="2.006cm" svg:x="0.798cm" svg:y="1.72cm" presentation:class="title" presentation:placeholder="true">
        <draw:text-box/>
      </draw:frame>
      <draw:frame presentation:style-name="Mpr17" draw:layer="backgroundobjects" svg:width="22.402cm" svg:height="13.392cm" svg:x="0.798cm" svg:y="4.326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8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19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presentation:style-name="Mpr20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text:span text:style-name="MT2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21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21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3-title" draw:layer="backgroundobjects" svg:width="13.794cm" svg:height="10.341cm" svg:x="2.544cm" svg:y="2.067cm" presentation:class="page"/>
        <draw:frame presentation:style-name="Title3-notes" draw:layer="backgroundobjects" svg:width="15.108cm" svg:height="12.409cm" svg:x="1.887cm" svg:y="13.096cm" presentation:class="notes" presentation:placeholder="true">
          <draw:text-box/>
        </draw:frame>
        <draw:frame presentation:style-name="Mpr22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22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78919B0231733B30.jpg" xlink:type="simple" xlink:show="embed" xlink:actuate="onLoad">
          <text:p/>
        </draw:image>
        <svg:desc>FHAAC_RGB_oBL-r.jpg</svg:desc>
      </draw:frame>
      <draw:line draw:name="Gerade Verbindung 10" draw:style-name="Mgr4" draw:text-style-name="MP9" draw:layer="backgroundobjects" svg:x1="0.798cm" svg:y1="4cm" svg:x2="23.2cm" svg:y2="4.004cm">
        <text:p/>
      </draw:line>
      <draw:frame presentation:style-name="Title4-title" draw:layer="backgroundobjects" svg:width="22.402cm" svg:height="2.006cm" svg:x="0.798cm" svg:y="1.72cm" presentation:class="title" presentation:placeholder="true">
        <draw:text-box/>
      </draw:frame>
      <draw:frame presentation:style-name="Title4-outline1" draw:layer="backgroundobjects" svg:width="22.402cm" svg:height="13.392cm" svg:x="0.798cm" svg:y="4.326cm" presentation:class="outline" presentation:placeholder="true">
        <draw:text-box/>
      </draw:frame>
      <draw:frame presentation:style-name="Mpr23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24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presentation:style-name="Mpr25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26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26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4-title" draw:layer="backgroundobjects" svg:width="13.794cm" svg:height="10.341cm" svg:x="2.544cm" svg:y="2.067cm" presentation:class="page"/>
        <draw:frame presentation:style-name="Title4-notes" draw:layer="backgroundobjects" svg:width="15.108cm" svg:height="12.409cm" svg:x="1.887cm" svg:y="13.096cm" presentation:class="notes" presentation:placeholder="true">
          <draw:text-box/>
        </draw:frame>
        <draw:frame presentation:style-name="Mpr27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27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5" draw:text-style-name="MP9" draw:layer="backgroundobjects" svg:x1="0.798cm" svg:y1="18.102cm" svg:x2="23.2cm" svg:y2="18.106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78919B0231733B30.jpg" xlink:type="simple" xlink:show="embed" xlink:actuate="onLoad">
          <text:p/>
        </draw:image>
        <svg:desc>FHAAC_RGB_oBL-r.jpg</svg:desc>
      </draw:frame>
      <draw:frame presentation:style-name="Title5-title" draw:layer="backgroundobjects" svg:width="22.402cm" svg:height="2.006cm" svg:x="0.798cm" svg:y="1.72cm" presentation:class="title" presentation:placeholder="true">
        <draw:text-box/>
      </draw:frame>
      <draw:frame presentation:style-name="Title5-outline1" draw:layer="backgroundobjects" svg:width="22.402cm" svg:height="13.392cm" svg:x="0.798cm" svg:y="4.326cm" presentation:class="outline" presentation:placeholder="true">
        <draw:text-box/>
      </draw:frame>
      <draw:frame presentation:style-name="Mpr28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29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presentation:style-name="Mpr30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31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31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5-title" draw:layer="backgroundobjects" svg:width="13.794cm" svg:height="10.341cm" svg:x="2.544cm" svg:y="2.067cm" presentation:class="page"/>
        <draw:frame presentation:style-name="Title5-notes" draw:layer="backgroundobjects" svg:width="15.108cm" svg:height="12.409cm" svg:x="1.887cm" svg:y="13.096cm" presentation:class="notes" presentation:placeholder="true">
          <draw:text-box/>
        </draw:frame>
        <draw:frame presentation:style-name="Mpr32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32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el Zeile 1 Zeile 2 Zeile 3</dc:title>
    <meta:creation-date>2019-05-08T16:01:21.011000000</meta:creation-date>
    <dc:date>2019-05-12T11:48:50.514000000</dc:date>
    <meta:editing-cycles>112</meta:editing-cycles>
    <meta:generator>LibreOffice/5.4.7.2$Windows_X86_64 LibreOffice_project/c838ef25c16710f8838b1faec480ebba495259d0</meta:generator>
    <meta:editing-duration>PT4H51M54S</meta:editing-duration>
    <meta:document-statistic meta:object-count="315"/>
  </office:meta>
</office:document-meta>
</file>

<file path=Object 1/content.xml><?xml version="1.0" encoding="utf-8"?>
<math xmlns="http://www.w3.org/1998/Math/MathML" display="block">
  <semantics>
    <msub>
      <mi>h</mi>
      <mi>t</mi>
    </msub>
    <annotation encoding="StarMath 5.0">h_t
</annotation>
  </semantics>
</math>
</file>

<file path=Object 10/content.xml><?xml version="1.0" encoding="utf-8"?>
<math xmlns="http://www.w3.org/1998/Math/MathML" display="block">
  <semantics>
    <msub>
      <mi>w</mi>
      <mi>x</mi>
    </msub>
    <annotation encoding="StarMath 5.0">w_x</annotation>
  </semantics>
</math>
</file>

<file path=Object 11/content.xml><?xml version="1.0" encoding="utf-8"?>
<math xmlns="http://www.w3.org/1998/Math/MathML" display="block">
  <semantics>
    <msub>
      <mi>w</mi>
      <mi>y</mi>
    </msub>
    <annotation encoding="StarMath 5.0">w_y</annotation>
  </semantics>
</math>
</file>

<file path=Object 12/content.xml><?xml version="1.0" encoding="utf-8"?>
<math xmlns="http://www.w3.org/1998/Math/MathML" display="block">
  <semantics>
    <mi>b</mi>
    <annotation encoding="StarMath 5.0">b</annotation>
  </semantics>
</math>
</file>

<file path=Object 13/content.xml><?xml version="1.0" encoding="utf-8"?>
<math xmlns="http://www.w3.org/1998/Math/MathML" display="block">
  <semantics>
    <mrow>
      <mrow>
        <msub>
          <mi>y</mi>
          <mi>t</mi>
        </msub>
        <mo stretchy="false">=</mo>
        <mi>θ</mi>
      </mrow>
      <mrow>
        <mo fence="true" stretchy="false">(</mo>
        <mrow>
          <mrow>
            <mrow>
              <msubsup>
                <mi>x</mi>
                <mi>t</mi>
                <mi>T</mi>
              </msubsup>
              <mo stretchy="false">⋅</mo>
              <msub>
                <mi>w</mi>
                <mi>x</mi>
              </msub>
            </mrow>
            <mo stretchy="false">+</mo>
            <mrow>
              <msub>
                <mi>y</mi>
                <mrow>
                  <mi>t</mi>
                  <mo stretchy="false">−</mo>
                  <mn>1</mn>
                </mrow>
              </msub>
              <mo stretchy="false">⋅</mo>
              <msub>
                <mi>w</mi>
                <mi>y</mi>
              </msub>
            </mrow>
            <mo stretchy="false">+</mo>
            <mi>b</mi>
          </mrow>
        </mrow>
        <mo fence="true" stretchy="false">)</mo>
      </mrow>
    </mrow>
    <annotation encoding="StarMath 5.0">y_t = θ( x_t^T cdot w_x  + y_{t-1} cdot w_y + b)</annotation>
  </semantics>
</math>
</file>

<file path=Object 14/content.xml><?xml version="1.0" encoding="utf-8"?>
<math xmlns="http://www.w3.org/1998/Math/MathML" display="block">
  <semantics>
    <msub>
      <mi>y</mi>
      <mi>t</mi>
    </msub>
    <annotation encoding="StarMath 5.0">y_t</annotation>
  </semantics>
</math>
</file>

<file path=Object 15/content.xml><?xml version="1.0" encoding="utf-8"?>
<math xmlns="http://www.w3.org/1998/Math/MathML" display="block">
  <semantics>
    <msub>
      <mi>x</mi>
      <mi>t</mi>
    </msub>
    <annotation encoding="StarMath 5.0">x_t</annotation>
  </semantics>
</math>
</file>

<file path=Object 16/content.xml><?xml version="1.0" encoding="utf-8"?>
<math xmlns="http://www.w3.org/1998/Math/MathML" display="block">
  <semantics>
    <msub>
      <mi>w</mi>
      <mi>x</mi>
    </msub>
    <annotation encoding="StarMath 5.0">w_x</annotation>
  </semantics>
</math>
</file>

<file path=Object 17/content.xml><?xml version="1.0" encoding="utf-8"?>
<math xmlns="http://www.w3.org/1998/Math/MathML" display="block">
  <semantics>
    <msub>
      <mi>w</mi>
      <mi>y</mi>
    </msub>
    <annotation encoding="StarMath 5.0">w_y</annotation>
  </semantics>
</math>
</file>

<file path=Object 18/content.xml><?xml version="1.0" encoding="utf-8"?>
<math xmlns="http://www.w3.org/1998/Math/MathML" display="block">
  <semantics>
    <mi>b</mi>
    <annotation encoding="StarMath 5.0">b</annotation>
  </semantics>
</math>
</file>

<file path=Object 19/content.xml><?xml version="1.0" encoding="utf-8"?>
<math xmlns="http://www.w3.org/1998/Math/MathML" display="block">
  <semantics>
    <mrow>
      <mrow>
        <msub>
          <mi>Y</mi>
          <mi>t</mi>
        </msub>
        <mo stretchy="false">=</mo>
        <mi>f</mi>
      </mrow>
      <mrow>
        <mo fence="true" stretchy="false">(</mo>
        <mrow>
          <mrow>
            <msub>
              <mi>X</mi>
              <mi>t</mi>
            </msub>
            <mi>,</mi>
            <mi>g</mi>
            <mrow>
              <mo fence="true" stretchy="false">(</mo>
              <mrow>
                <mrow>
                  <msub>
                    <mi>X</mi>
                    <mrow>
                      <mi>t</mi>
                      <mo stretchy="false">−</mo>
                      <mn>1</mn>
                    </mrow>
                  </msub>
                  <mi>,</mi>
                  <mi>g</mi>
                  <mrow>
                    <mo fence="true" stretchy="false">(</mo>
                    <mrow>
                      <mrow>
                        <msub>
                          <mi>X</mi>
                          <mrow>
                            <mi>t</mi>
                            <mo stretchy="false">−</mo>
                            <mn>2</mn>
                          </mrow>
                        </msub>
                        <mi>,</mi>
                        <mn>...</mn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Y_t = f ( X_t, g(X_{t-1}, g(X_{t-2}, ...) ) )</annotation>
  </semantics>
</math>
</file>

<file path=Object 2/content.xml><?xml version="1.0" encoding="utf-8"?>
<math xmlns="http://www.w3.org/1998/Math/MathML" display="block">
  <semantics>
    <mrow>
      <mrow>
        <msub>
          <mi>h</mi>
          <mi>t</mi>
        </msub>
        <mo stretchy="false">=</mo>
        <mi>f</mi>
      </mrow>
      <mrow>
        <mo fence="true" stretchy="false">(</mo>
        <mrow>
          <mrow>
            <msub>
              <mi>h</mi>
              <mrow>
                <mi>t</mi>
                <mo stretchy="false">−</mo>
                <mn>1</mn>
              </mrow>
            </msub>
            <mi>,</mi>
            <msub>
              <mi>x</mi>
              <mi>t</mi>
            </msub>
          </mrow>
        </mrow>
        <mo fence="true" stretchy="false">)</mo>
      </mrow>
    </mrow>
    <annotation encoding="StarMath 5.0">h_t = f ( h_{t-1}, x_t )</annotation>
  </semantics>
</math>
</file>

<file path=Object 20/content.xml><?xml version="1.0" encoding="utf-8"?>
<math xmlns="http://www.w3.org/1998/Math/MathML" display="block">
  <semantics>
    <mrow>
      <mrow>
        <msub>
          <mi>Y</mi>
          <mi>t</mi>
        </msub>
        <mo stretchy="false">=</mo>
        <mi>f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Y_t = f( X_t, h_{t-1} )</annotation>
  </semantics>
</math>
</file>

<file path=Object 21/content.xml><?xml version="1.0" encoding="utf-8"?>
<math xmlns="http://www.w3.org/1998/Math/MathML" display="block">
  <semantics>
    <mrow>
      <mrow>
        <msub>
          <mi>h</mi>
          <mi>t</mi>
        </msub>
        <mo stretchy="false">=</mo>
        <mi>g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h_t = g( X_t, h_{t-1} )</annotation>
  </semantics>
</math>
</file>

<file path=Object 22/content.xml><?xml version="1.0" encoding="utf-8"?>
<math xmlns="http://www.w3.org/1998/Math/MathML" display="block">
  <semantics>
    <mrow>
      <mrow>
        <msub>
          <mi>h</mi>
          <mi>t</mi>
        </msub>
        <mo stretchy="false">=</mo>
        <mi>g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h_t = g( X_t, h_{t-1} )</annotation>
  </semantics>
</math>
</file>

<file path=Object 24/content.xml><?xml version="1.0" encoding="utf-8"?>
<math xmlns="http://www.w3.org/1998/Math/MathML" display="block">
  <semantics>
    <mrow>
      <mrow>
        <msub>
          <mi>Y</mi>
          <mi>t</mi>
        </msub>
        <mo stretchy="false">=</mo>
        <mi>f</mi>
      </mrow>
      <mrow>
        <mo fence="true" stretchy="false">(</mo>
        <mrow>
          <mrow>
            <msub>
              <mi>X</mi>
              <mi>t</mi>
            </msub>
            <mi>,</mi>
            <mi>g</mi>
            <mrow>
              <mo fence="true" stretchy="false">(</mo>
              <mrow>
                <mrow>
                  <msub>
                    <mi>X</mi>
                    <mrow>
                      <mi>t</mi>
                      <mo stretchy="false">−</mo>
                      <mn>1</mn>
                    </mrow>
                  </msub>
                  <mi>,</mi>
                  <mi>g</mi>
                  <mrow>
                    <mo fence="true" stretchy="false">(</mo>
                    <mrow>
                      <mrow>
                        <msub>
                          <mi>X</mi>
                          <mrow>
                            <mi>t</mi>
                            <mo stretchy="false">−</mo>
                            <mn>2</mn>
                          </mrow>
                        </msub>
                        <mi>,</mi>
                        <mn>...</mn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Y_t = f ( X_t, g(X_{t-1}, g(X_{t-2}, ...) ) )</annotation>
  </semantics>
</math>
</file>

<file path=Object 3/content.xml><?xml version="1.0" encoding="utf-8"?>
<math xmlns="http://www.w3.org/1998/Math/MathML" display="block">
  <semantics>
    <mrow>
      <msub>
        <mi>h</mi>
        <mi>t</mi>
      </msub>
      <mo stretchy="false">=</mo>
      <msub>
        <mi>y</mi>
        <mrow>
          <mi>t</mi>
          <mo stretchy="false">−</mo>
          <mn>1</mn>
        </mrow>
      </msub>
    </mrow>
    <annotation encoding="StarMath 5.0">h_t = y_{ t-1 }</annotation>
  </semantics>
</math>
</file>

<file path=Object 4/content.xml><?xml version="1.0" encoding="utf-8"?>
<math xmlns="http://www.w3.org/1998/Math/MathML" display="block">
  <semantics>
    <mrow>
      <mrow>
        <msub>
          <mi>Y</mi>
          <mi>t</mi>
        </msub>
        <mo stretchy="false">=</mo>
        <mi>f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Y_t = f( X_t, h_{t-1} )</annotation>
  </semantics>
</math>
</file>

<file path=Object 5/content.xml><?xml version="1.0" encoding="utf-8"?>
<math xmlns="http://www.w3.org/1998/Math/MathML" display="block">
  <semantics>
    <mrow>
      <mrow>
        <msub>
          <mi>h</mi>
          <mi>t</mi>
        </msub>
        <mo stretchy="false">=</mo>
        <mi>g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h_t = g( X_t, h_{t-1} )</annotation>
  </semantics>
</math>
</file>

<file path=Object 6/content.xml><?xml version="1.0" encoding="utf-8"?>
<math xmlns="http://www.w3.org/1998/Math/MathML" display="block">
  <semantics>
    <mrow>
      <mrow>
        <msub>
          <mi>Y</mi>
          <mi>t</mi>
        </msub>
        <mo stretchy="false">=</mo>
        <mi>f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Y_t = f( X_t, h_{t-1} )</annotation>
  </semantics>
</math>
</file>

<file path=Object 7/content.xml><?xml version="1.0" encoding="utf-8"?>
<math xmlns="http://www.w3.org/1998/Math/MathML" display="block">
  <semantics>
    <mrow>
      <mrow>
        <msub>
          <mi>y</mi>
          <mi>t</mi>
        </msub>
        <mo stretchy="false">=</mo>
        <mi>θ</mi>
      </mrow>
      <mrow>
        <mo fence="true" stretchy="false">(</mo>
        <mrow>
          <mrow>
            <mrow>
              <msubsup>
                <mi>x</mi>
                <mi>t</mi>
                <mi>T</mi>
              </msubsup>
              <mo stretchy="false">⋅</mo>
              <msub>
                <mi>w</mi>
                <mi>x</mi>
              </msub>
            </mrow>
            <mo stretchy="false">+</mo>
            <mrow>
              <msub>
                <mi>y</mi>
                <mrow>
                  <mi>t</mi>
                  <mo stretchy="false">−</mo>
                  <mn>1</mn>
                </mrow>
              </msub>
              <mo stretchy="false">⋅</mo>
              <msub>
                <mi>w</mi>
                <mi>y</mi>
              </msub>
            </mrow>
            <mo stretchy="false">+</mo>
            <mi>b</mi>
          </mrow>
        </mrow>
        <mo fence="true" stretchy="false">)</mo>
      </mrow>
    </mrow>
    <annotation encoding="StarMath 5.0">y_t = θ( x_t^T cdot w_x  + y_{t-1} cdot w_y + b)</annotation>
  </semantics>
</math>
</file>

<file path=Object 8/content.xml><?xml version="1.0" encoding="utf-8"?>
<math xmlns="http://www.w3.org/1998/Math/MathML" display="block">
  <semantics>
    <msub>
      <mi>y</mi>
      <mi>t</mi>
    </msub>
    <annotation encoding="StarMath 5.0">y_t</annotation>
  </semantics>
</math>
</file>

<file path=Object 9/content.xml><?xml version="1.0" encoding="utf-8"?>
<math xmlns="http://www.w3.org/1998/Math/MathML" display="block">
  <semantics>
    <msub>
      <mi>x</mi>
      <mi>t</mi>
    </msub>
    <annotation encoding="StarMath 5.0">x_t</annotation>
  </semantics>
</math>
</file>